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MathJax_Fraktur" svg:font-family="MathJax_Fraktur"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e2b6" officeooo:paragraph-rsid="0004e2b6"/>
    </style:style>
    <style:style style:name="P2" style:family="paragraph" style:parent-style-name="Standard">
      <style:text-properties officeooo:rsid="0005a96a" officeooo:paragraph-rsid="0005a96a"/>
    </style:style>
    <style:style style:name="P3" style:family="paragraph" style:parent-style-name="Standard">
      <style:text-properties officeooo:rsid="0006d42e" officeooo:paragraph-rsid="0006d42e"/>
    </style:style>
    <style:style style:name="P4" style:family="paragraph" style:parent-style-name="Standard">
      <style:text-properties officeooo:rsid="00082619" officeooo:paragraph-rsid="00082619"/>
    </style:style>
    <style:style style:name="P5" style:family="paragraph" style:parent-style-name="Standard">
      <style:text-properties officeooo:rsid="000971fe" officeooo:paragraph-rsid="000971fe"/>
    </style:style>
    <style:style style:name="P6" style:family="paragraph" style:parent-style-name="Standard">
      <style:text-properties officeooo:rsid="0009e80a" officeooo:paragraph-rsid="0009e80a"/>
    </style:style>
    <style:style style:name="T1" style:family="text">
      <style:text-properties officeooo:rsid="0005a96a"/>
    </style:style>
    <style:style style:name="T2" style:family="text">
      <style:text-properties officeooo:rsid="0005e906"/>
    </style:style>
    <style:style style:name="T3" style:family="text">
      <style:text-properties style:font-name="URW Gothic L" fo:font-style="italic" style:font-style-asian="italic" style:font-style-complex="italic"/>
    </style:style>
    <style:style style:name="T4" style:family="text">
      <style:text-properties style:font-name="URW Gothic L" fo:font-style="italic" officeooo:rsid="0005a96a" style:font-style-asian="italic" style:font-style-complex="italic"/>
    </style:style>
    <style:style style:name="T5" style:family="text">
      <style:text-properties officeooo:rsid="00082619"/>
    </style:style>
    <style:style style:name="T6" style:family="text">
      <style:text-properties officeooo:rsid="000ace2b"/>
    </style:style>
    <style:style style:name="T7" style:family="text">
      <style:text-properties officeooo:rsid="000b82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3">P</text:span><text:span text:style-name="T4">ip</text:span><text:span text:style-name="T3">-Watch Zero</text:span>: System Design</text:p>
      <text:p text:style-name="P1"/>
      <text:p text:style-name="P1"><text:span text:style-name="T1">Pip</text:span>-Watch Zero (Personal Information Panel) is an open-source smart watch with an ePaper (EPD) display, a bluetooth modem for connecting with smartphones, all powered by a Li-Ion accumulator. <text:line-break/></text:p>
      <text:p text:style-name="P2">...Show</text:p>
      <text:p text:style-name="P1">P<text:span text:style-name="T1">ip</text:span>-Watch uses a small ePaper/eInk electrophoretic display (EPD). Electrophoretic displays have high contrast <text:span text:style-name="T7">even in sun light, </text:span>and very low power consumption, making them suitable for always-on battery-powered embedded devices. <text:span text:style-name="T7">L</text:span>ow power consumption comes from the fact that the EPD draws no power when <text:span text:style-name="T7">just </text:span>displaying still image; it needs energy only when <text:span text:style-name="T7">redrawing </text:span>the screen. <text:line-break/></text:p>
      <text:p text:style-name="P2">...Talk</text:p>
      <text:p text:style-name="P1">Communication with a mobile phone (or any internet-connected device) is via a Bluetooth modem module. <text:span text:style-name="T1">As t</text:span>he modem implements <text:span text:style-name="T1">the </text:span>standard Bluetooth Serial <text:span text:style-name="T1">Port Profile (SPP), Pip-Watch can <text:s/>be controlled over any terminal application even by hand. A smartphone app will transmit notifications to Pip-watch when an SMS arrives, a calendar event pops out, or an incoming call is being received.</text:span></text:p>
      <text:p text:style-name="P1"/>
      <text:p text:style-name="P1"><text:span text:style-name="T1">...Eat</text:span><text:line-break/>P<text:span text:style-name="T1">ip</text:span>-Watch <text:span text:style-name="T1">is </text:span>powered <text:span text:style-name="T1">by</text:span> a small Li-Ion accumulator that <text:span text:style-name="T1">is</text:span> <text:span text:style-name="T1">re</text:span>charged via a standard <text:span text:style-name="T1">Micro </text:span>USB connector. <text:span text:style-name="T1">When connected, the USB can be also used to communicate with the device.</text:span></text:p>
      <text:p text:style-name="P1"/>
      <text:p text:style-name="P1"/>
      <text:p text:style-name="P3">Hardware Block Schema</text:p>
      <text:p text:style-name="P3">Hardware is built around the STM32F103 microcontroller. CPU timing is derived from an 8MHz crystal; it provides a clock stable enough for an on-chip USB interface to function correctly. An auxiliary low-speed precision 32.768kHz crystal is used for real-time clock (RTC), which is also included in the microcontroller. </text:p>
      <text:p text:style-name="P3">Bluetooth modem is implemented by a pre-built commercial module. The first prototype uses OEMSPA310 from connectBlue, later the BTM431 from Laird will be used. The BTM431 has the advantage of lower power consumption and smaller size. These modules implement complete Bluetooth stack beginning with built-in ceramic antenna, and ending with a UART interface. Both modules are controlled via AT-style modem commands (albeit different between the types).</text:p>
      <text:p text:style-name="P3">All power is normally delivered from Li-On battery, type Nokia BL-4C. The battery is charged form a Micro-USB connector via a charging controller MCP73831. The whole <text:span text:style-name="T5">device runs at 3.3V, which is generated by a low-drop regulator LD59015C33R from a battery voltage. Current battery voltage <text:s/>is monitored by an A/D converter in the microcontroller, so the remaining battery charge can be computed and displayed on screen.</text:span></text:p>
      <text:p text:style-name="P4">The display is implemented by GDE021A1, a small 3” electrophoretic display with the resolution 172x72 pixels. Communication with the display is via simple SPI-like interface. The display requires a charge pump with a coil and MOSFET.</text:p>
      <text:p text:style-name="P4">Besides the display, the rest of human interface comprises of at least three buttons, three LEDs, and a vibrating motor(s) to give tactile notifications.</text:p>
      <text:p text:style-name="P3"/>
      <text:p text:style-name="P3">Software Block Schema</text:p>
      <text:p text:style-name="P5">Software is organized in three layers. At the bottom there is a hardware access library from STM. The middle layer is composed mainly of the FreeRTOS operating system and a graphics drawing library u8g, both open-source. FreeRTOS is a simple multi-tasking operating system with pre-emptive scheduling, and with support for simple inter-task communication primitives such as queues and semaphores. The u8g is a drawing library: it is used to draw text and graphics such as lines and circles into a frame-buffer. The frame-buffer is then transmitted to the display.</text:p>
      <text:p text:style-name="P6"><text:soft-page-break/>The top software layer are tasks. The main tasks include a “Bluetooth Modem” task which communicates with a smartphone via Bluetooth, a “Battery” task that monitors battery charge using A/D converter, and a “Display Drawing” task that refreshes the display. <text:span text:style-name="T6">Other tasks may be added as needed.</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ntarell" svg:font-family="Cantarell" style:font-pitch="variable"/>
    <style:font-face style:name="MathJax_Fraktur" svg:font-family="MathJax_Fraktur"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2T21:00:52.462434527</meta:creation-date>
    <dc:date>2014-08-12T23:16:51.605320655</dc:date>
    <meta:editing-duration>PT1H59M56S</meta:editing-duration>
    <meta:editing-cycles>6</meta:editing-cycles>
    <meta:generator>LibreOffice/4.2.6.2$Linux_X86_64 LibreOffice_project/420$Build-2</meta:generator>
    <meta:document-statistic meta:table-count="0" meta:image-count="0" meta:object-count="0" meta:page-count="2" meta:paragraph-count="16" meta:word-count="564" meta:character-count="3670" meta:non-whitespace-character-count="3115"/>
  </office:meta>
</office:document-meta>
</file>